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ASA AGROPECUARIA E&amp;A SOCIEDAD ANONIMA CERRAD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IM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2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RBOCCO RATTO, ENZZO AUGUST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RECOJO ALMACEN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2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2T15:34:02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